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""Test User can use D8 dashboard elements. """</text:p>
      <text:p text:style-name="Standard">from assess.tests.browser.functional.d8_dashboard import D8SeleniumTest</text:p>
      <text:p text:style-name="Standard">from assess.tests.browser.lib.navigation import Navigation</text:p>
      <text:p text:style-name="Standard"/>
      <text:p text:style-name="Standard"/>
      <text:p text:style-name="Standard"># Scripts</text:p>
      <text:p text:style-name="Standard">PRESS_AND_WAIT_SCRIPT = "function simulate(f,c,d,e){var b,a=null;for(b in eventMatchers)if(eventMatchers[b].test(c)){a=b;break}if(!a)return!1;document.createEvent?(b=document.createEvent(a),a==\"HTMLEvents\"?b.initEvent(c,!0,!0):b.initMouseEvent(c,!0,!0,document.defaultView,0,d,e,d,e,!1,!1,!1,!1,0,null),f.dispatchEvent(b)):(a=document.createEventObject(),a.detail=0,a.screenX=d,a.screenY=e,a.clientX=d,a.clientY=e,a.ctrlKey=!1,a.altKey=!1,a.shiftKey=!1,a.metaKey=!1,a.button=1,f.fireEvent(\"on\"+c,a));return!0} var eventMatchers={HTMLEvents:/^(?:load|unload|abort|error|select|change|submit|reset|focus|blur|resize|scroll)$/,MouseEvents:/^(?:click|dblclick|mouse(?:down|up|over|move|out))$/}; simulate(arguments[0],\"mousedown\",0,0); simulate(arguments[0],\"mousemove\",arguments[1],arguments[2]);"</text:p>
      <text:p text:style-name="Standard">STOP_TIMER_SCRIPT = 'window.testHooks.updateAssessmentTimer(59)'</text:p>
      <text:p text:style-name="Standard"/>
      <text:p text:style-name="Standard"># Environments</text:p>
      <text:p text:style-name="Standard">CI = 'ci'</text:p>
      <text:p text:style-name="Standard">PROD = 'prod'</text:p>
      <text:p text:style-name="Standard">STAGING = 'staging'</text:p>
      <text:p text:style-name="Standard"/>
      <text:p text:style-name="Standard"># CSS Selector</text:p>
      <text:p text:style-name="Standard">go_to_instruction_button = '.navigation-btn'</text:p>
      <text:p text:style-name="Standard">next_button = '.navigation-btn.next'</text:p>
      <text:p text:style-name="Standard">go_to_measure_button = '.navigation-btn.right'</text:p>
      <text:p text:style-name="Standard">previous_button = '.navigation-btn.previous'</text:p>
      <text:p text:style-name="Standard">start_assessment_button = '.start-button.assessment-button'</text:p>
      <text:p text:style-name="Standard">done_button = '.done-button'</text:p>
      <text:p text:style-name="Standard">practice_correct_button = '.practice-correct'</text:p>
      <text:p text:style-name="Standard">practice_incorrect_button = '.practice-incorrect'</text:p>
      <text:p text:style-name="Standard">assessment_next_button = '.assessment-button.next'</text:p>
      <text:p text:style-name="Standard">whole_word_button = '.whole-word-button.assessment-button'</text:p>
      <text:p text:style-name="Standard">correct_word_button = '.rf-start-popup-buttons .correct-button'</text:p>
      <text:p text:style-name="Standard">incorrect_word_button = '.rf-start-popup-buttons .incorrect-button'</text:p>
      <text:p text:style-name="Standard">popup_form = '.popup-content'</text:p>
      <text:p text:style-name="Standard"/>
      <text:p text:style-name="Standard"># Suites</text:p>
      <text:p text:style-name="Standard"># --------KGrade</text:p>
      <text:p text:style-name="Standard"># ---------------BOY</text:p>
      <text:p text:style-name="Standard">redScoreBoy_KGrade = {'LNF': 0, 'PSF': 0, 'NWF-CLS': (0, 0), 'WRF': 0}</text:p>
      <text:p text:style-name="Standard">yellowScoreBoy_KGrade = {'LNF': 35, 'PSF': 37, 'NWF-CLS': (24, 4), 'WRF': 6}</text:p>
      <text:p text:style-name="Standard">greenScoreBoy_KGrade = {'LNF': 42, 'PSF': 47, 'NWF-CLS': (33, 8), 'WRF': 10}</text:p>
      <text:p text:style-name="Standard">blueScoreBoy_KGrade = {'LNF': 42, 'PSF': 53, 'NWF-CLS': (41, 12), 'WRF': 14}</text:p>
      <text:p text:style-name="Standard"/>
      <text:p text:style-name="Standard"># --------FirstGrade</text:p>
      <text:p text:style-name="Standard"># -------------------BOY</text:p>
      <text:p text:style-name="Standard">redScoreBoy_1stGrade = {'LNF': 0, 'PSF': 0, 'NWF-CLS': (0, 0), 'WRF': 0, 'ORF': (0, 0)}</text:p>
      <text:p text:style-name="Standard">yellowScoreBoy_1stGrade = {'LNF': 42, 'PSF': 29, 'NWF-CLS': (25, 1), 'WRF': 8, 'ORF': (5, 41)}</text:p>
      <text:p text:style-name="Standard">greenScoreBoy_1stGrade = {'LNF': 51, 'PSF': 39, 'NWF-CLS': (42, 8), 'WRF': 15, 'ORF': (21, 67)}</text:p>
      <text:p text:style-name="Standard">blueScoreBoy_1stGrade = {'LNF': 51, 'PSF': 51, 'NWF-CLS': (47, 16), 'WRF': 20, 'ORF': (35, 67)}</text:p>
      <text:p text:style-name="Standard"><text:soft-page-break/></text:p>
      <text:p text:style-name="Standard"># TODO: add new method .passDaze()</text:p>
      <text:p text:style-name="Standard">redScore_2ndGrade = [{'LNF': 0, 'PSF': 0, 'NWF-CLS': (0, 0), 'WRF': 0, 'ORF': (0, 0)}, 'DAZE']</text:p>
      <text:p text:style-name="Standard"/>
      <text:p text:style-name="Standard">class TestDashboardElements(D8SeleniumTest):</text:p>
      <text:p text:style-name="Standard"/>
      <text:p text:style-name="Standard"><text:s text:c="4"/>def setUp(self):</text:p>
      <text:p text:style-name="Standard"><text:s text:c="8"/>super(TestDashboardElements, self).setUp()</text:p>
      <text:p text:style-name="Standard"><text:s text:c="8"/>self.navigation = Navigation(self.browser, self.baseurl)</text:p>
      <text:p text:style-name="Standard"/>
      <text:p text:style-name="Standard"><text:s text:c="4"/>def test_chqck(self):</text:p>
      <text:p text:style-name="Standard"><text:s text:c="8"/>"""this program is designed to pass all the measures on the required composite score</text:p>
      <text:p text:style-name="Standard"><text:s text:c="8"/>@:param userName, password, environment, class, period</text:p>
      <text:p text:style-name="Standard"><text:s text:c="8"/>example:</text:p>
      <text:p text:style-name="Standard"/>
      <text:p text:style-name="Standard"><text:s text:c="8"/>"""</text:p>
      <text:p text:style-name="Standard"><text:s text:c="8"/>self.newLoginMethod("d8_teacher", "Abcd1234", PROD)</text:p>
      <text:p text:style-name="Standard"><text:s text:c="8"/>self.select_class_by_name('First Grade')</text:p>
      <text:p text:style-name="Standard"><text:s text:c="8"/># self.make_score('Lila Turanga', yellowScoreBoy_1stGrade, 'BOY')</text:p>
      <text:p text:style-name="Standard"><text:s text:c="8"/># self.make_score('Fry Philip J.', greenScoreBoy_1stGrade, 'BOY')</text:p>
      <text:p text:style-name="Standard"><text:s text:c="8"/># self.make_score('Zoiberg Doctor', blueScoreBoy_1stGrade, 'BOY')</text:p>
      <text:p text:style-name="Standard"/>
      <text:p text:style-name="Standard"><text:s text:c="8"/>self.clear_all_measures('Lila Turanga', 'BOY')</text:p>
      <text:p text:style-name="Standard"><text:s text:c="8"/>self.clear_all_measures('Fry Philip J.', 'BOY')</text:p>
      <text:p text:style-name="Standard"><text:s text:c="8"/>self.clear_all_measures('Zoiberg Doctor', 'BOY')</text:p>
      <text:p text:style-name="Standard"/>
      <text:p text:style-name="Standard"><text:s text:c="8"/># todo: add test to pass one measure</text:p>
      <text:p text:style-name="Standard"/>
      <text:p text:style-name="Standard"><text:s text:c="8"/># self.selectClassByName("First Grade")</text:p>
      <text:p text:style-name="Standard"><text:s text:c="8"/># self.start_measure_in_period_for_student("Lila Turanga", "LNF", "BOY")</text:p>
      <text:p text:style-name="Standard"><text:s text:c="8"/># self.passLNFMeasure(50)</text:p>
      <text:p text:style-name="Standard"><text:s text:c="8"/># self.start_measure_in_period_for_student("Lila Turanga", "PSF", "BOY")</text:p>
      <text:p text:style-name="Standard"><text:s text:c="8"/># self.passPSFMeasure()</text:p>
      <text:p text:style-name="Standard"><text:s text:c="8"/># self.start_measure_in_period_for_student("Lila Turanga", "NWF-CLS", "BOY")</text:p>
      <text:p text:style-name="Standard"><text:s text:c="8"/># self.passNWFMeasure([28, 3])</text:p>
      <text:p text:style-name="Standard"><text:s text:c="8"/># self.start_measure_in_period_for_student("Lila Turanga", "WRF", "BOY")</text:p>
      <text:p text:style-name="Standard"><text:s text:c="8"/># self.passWRFMeasure(32)</text:p>
      <text:p text:style-name="Standard"><text:s text:c="8"/># self.start_measure_in_period_for_student("Lila Turanga", "ORF", "BOY")</text:p>
      <text:p text:style-name="Standard"><text:s text:c="8"/># self.passORFMeasure([34, 65])</text:p>
      <text:p text:style-name="Standard"/>
      <text:p text:style-name="Standard"><text:s text:c="4"/>def clear_all_measures(self, student_name, period):</text:p>
      <text:p text:style-name="Standard"><text:s text:c="8"/>"""the method clear all results in the desired period</text:p>
      <text:p text:style-name="Standard"><text:s text:c="8"/>@:param student name, period"""</text:p>
      <text:p text:style-name="Standard"><text:s text:c="8"/>measure_list = ['LNF', 'PSF', 'NWF-CLS', 'WRF', 'ORF']</text:p>
      <text:p text:style-name="Standard"><text:s text:c="8"/>for measure_name in measure_list:</text:p>
      <text:p text:style-name="Standard"><text:s text:c="12"/>self.invalidate_measure(student_name, measure_name, period)</text:p>
      <text:p text:style-name="Standard"/>
      <text:p text:style-name="Standard"><text:s text:c="4"/>def make_score(self, student_name, suite, period):</text:p>
      <text:p text:style-name="Standard"><text:s text:c="8"/>"""the method passes all measures according to the suite</text:p>
      <text:p text:style-name="Standard"><text:s text:c="8"/>@:param student name, script, period"""</text:p>
      <text:p text:style-name="Standard"><text:s text:c="8"/>for measure, param in suite.items():</text:p>
      <text:p text:style-name="Standard"><text:s text:c="12"/>self.start_measure_in_period_for_student(student_name, measure, period)</text:p>
      <text:p text:style-name="Standard"><text:soft-page-break/><text:s text:c="12"/>self.pass_measure(measure, param)</text:p>
      <text:p text:style-name="Standard"/>
      <text:p text:style-name="Standard"><text:s text:c="4"/># TODO: move environment selection to another func.</text:p>
      <text:p text:style-name="Standard"><text:s text:c="4"/>def newLoginMethod(self, username, password, env=PROD):</text:p>
      <text:p text:style-name="Standard"><text:s text:c="8"/>"""the method selects the environment and logged in to dashboard</text:p>
      <text:p text:style-name="Standard"><text:s text:c="8"/>@:param login, password, environment"""</text:p>
      <text:p text:style-name="Standard"><text:s text:c="8"/>if env == 'ci':</text:p>
      <text:p text:style-name="Standard"><text:s text:c="12"/>self.browser.go_to("https://mclass.ci.amplify.com/assessment")</text:p>
      <text:p text:style-name="Standard"><text:s text:c="8"/>elif env == 'prod':</text:p>
      <text:p text:style-name="Standard"><text:s text:c="12"/>self.browser.go_to("https://mclass.amplify.com/assessment")</text:p>
      <text:p text:style-name="Standard"><text:s text:c="8"/>elif env == 'staging':</text:p>
      <text:p text:style-name="Standard"><text:s text:c="12"/>self.browser.go_to("https://mclass.staging.amplify.com/assessment")</text:p>
      <text:p text:style-name="Standard"/>
      <text:p text:style-name="Standard"><text:s text:c="8"/>self.fill_fields(username, password)</text:p>
      <text:p text:style-name="Standard"><text:s text:c="8"/># wait when dashboard will be loaded</text:p>
      <text:p text:style-name="Standard"><text:s text:c="8"/>self.wait_for_d8_dashboard_will_load()</text:p>
      <text:p text:style-name="Standard"/>
      <text:p text:style-name="Standard"><text:s text:c="4"/>def fill_fields(self, username, password):</text:p>
      <text:p text:style-name="Standard"><text:s text:c="8"/>"""method for logging in</text:p>
      <text:p text:style-name="Standard"><text:s text:c="8"/>@:param login, password"""</text:p>
      <text:p text:style-name="Standard"><text:s text:c="8"/>self.browser.get_element_by_css_selector("input[name=username]").send_keys(username)</text:p>
      <text:p text:style-name="Standard"><text:s text:c="8"/>self.browser.get_element_by_css_selector("input[name=password]").send_keys(password)</text:p>
      <text:p text:style-name="Standard"><text:s text:c="8"/>self.browser.get_element_by_css_selector("input[type=submit]").click()</text:p>
      <text:p text:style-name="Standard"/>
      <text:p text:style-name="Standard"><text:s text:c="4"/># TODO: check if class drop-down is already open before click(as example use 'wait_dropdown_to_open() method')</text:p>
      <text:p text:style-name="Standard"><text:s text:c="4"/>def select_class_by_name(self, class_name):</text:p>
      <text:p text:style-name="Standard"><text:s text:c="8"/>"""open class dropdown and select class by name</text:p>
      <text:p text:style-name="Standard"><text:s text:c="8"/>@:param class name"""</text:p>
      <text:p text:style-name="Standard"><text:s text:c="8"/>self.browser.get_element_by_css_selector(".Dropdown-arrow-wrapper").click()</text:p>
      <text:p text:style-name="Standard"><text:s text:c="8"/>self.dashboard.class_dropdown.select_class_by_title(class_name)</text:p>
      <text:p text:style-name="Standard"/>
      <text:p text:style-name="Standard"><text:s text:c="4"/>def wait_for_d8_dashboard_will_load(self):</text:p>
      <text:p text:style-name="Standard"><text:s text:c="8"/>"""wait when dashboard will be loaded"""</text:p>
      <text:p text:style-name="Standard"><text:s text:c="8"/>while not self.browser.get_element_by_css_selector(".dashboard-logo"):</text:p>
      <text:p text:style-name="Standard"><text:s text:c="12"/>self.browser.wait_for(10)</text:p>
      <text:p text:style-name="Standard"/>
      <text:p text:style-name="Standard"><text:s text:c="4"/>def wait_for_measure_will_be_opened(self):</text:p>
      <text:p text:style-name="Standard"><text:s text:c="8"/>"""wait when the measure will be ready to passing"""</text:p>
      <text:p text:style-name="Standard"><text:s text:c="8"/>while not self.browser.get_element_by_css_selector(".navigation-btn"):</text:p>
      <text:p text:style-name="Standard"><text:s text:c="12"/>self.browser.wait_for(10)</text:p>
      <text:p text:style-name="Standard"/>
      <text:p text:style-name="Standard"><text:s text:c="4"/>def click_on_student_by_name(self, student_name):</text:p>
      <text:p text:style-name="Standard"><text:s text:c="8"/>"""click on student row by name</text:p>
      <text:p text:style-name="Standard"><text:s text:c="8"/>@:param student name"""</text:p>
      <text:p text:style-name="Standard"><text:s text:c="8"/>studentList = self.browser.get_elements_by_css_selector(".dashboard-students-list-item")</text:p>
      <text:p text:style-name="Standard"><text:s text:c="8"/>for student in studentList:</text:p>
      <text:p text:style-name="Standard"><text:s text:c="12"/>if student.find_element_by_css_selector(".dashboard-name").text == student_name:</text:p>
      <text:p text:style-name="Standard"><text:s text:c="16"/>return student.click()</text:p>
      <text:p text:style-name="Standard"><text:s text:c="8"/>raise Exception("Not found student name %s in the list" % student_name)</text:p>
      <text:p text:style-name="Standard"/>
      <text:p text:style-name="Standard"><text:s text:c="4"/>def start_measure_in_period_for_student(self, student_name, measure_name, period):</text:p>
      <text:p text:style-name="Standard"><text:soft-page-break/><text:s text:c="8"/>"""open student row if has not been opened yet and</text:p>
      <text:p text:style-name="Standard"><text:s text:c="8"/>start measure by student name in period for student</text:p>
      <text:p text:style-name="Standard"><text:s text:c="8"/>@:param student name, measure name, period :type str"""</text:p>
      <text:p text:style-name="Standard"><text:s text:c="8"/>student = self.dashboard.student_lst.get_row_by_stud_name(student_name)</text:p>
      <text:p text:style-name="Standard"><text:s text:c="8"/>if not student.is_expanded():</text:p>
      <text:p text:style-name="Standard"><text:s text:c="12"/>student.expand_row()</text:p>
      <text:p text:style-name="Standard"><text:s text:c="8"/>measure = student.get_measure_by_title(title=measure_name)</text:p>
      <text:p text:style-name="Standard"><text:s text:c="8"/>measure.start_measure(period)</text:p>
      <text:p text:style-name="Standard"/>
      <text:p text:style-name="Standard"><text:s text:c="4"/>def pass_measure(self, measure_name, param):</text:p>
      <text:p text:style-name="Standard"><text:s text:c="8"/>measures = {</text:p>
      <text:p text:style-name="Standard"><text:s text:c="12"/>'LNF': self.passLNFMeasure,</text:p>
      <text:p text:style-name="Standard"><text:s text:c="12"/>'PSF': self.passPSFMeasure,</text:p>
      <text:p text:style-name="Standard"><text:s text:c="12"/>'NWF-CLS': self.passNWFMeasure,</text:p>
      <text:p text:style-name="Standard"><text:s text:c="12"/>'WRF': self.passWRFMeasure,</text:p>
      <text:p text:style-name="Standard"><text:s text:c="12"/>'ORF': self.passORFMeasure</text:p>
      <text:p text:style-name="Standard"><text:s text:c="8"/>}</text:p>
      <text:p text:style-name="Standard"><text:s text:c="8"/>measures[measure_name](param)</text:p>
      <text:p text:style-name="Standard"/>
      <text:p text:style-name="Standard"><text:s text:c="4"/>def end_timer(self):</text:p>
      <text:p text:style-name="Standard"><text:s text:c="8"/>"""stop timer"""</text:p>
      <text:p text:style-name="Standard"><text:s text:c="8"/>self.browser.execute_script(STOP_TIMER_SCRIPT)</text:p>
      <text:p text:style-name="Standard"><text:s text:c="8"/>self.browser.wait_for(5)</text:p>
      <text:p text:style-name="Standard"/>
      <text:p text:style-name="Standard"><text:s text:c="4"/>def clickOn(self, selector):</text:p>
      <text:p text:style-name="Standard"><text:s text:c="8"/>"""method that clicks on the buttons</text:p>
      <text:p text:style-name="Standard"><text:s text:c="9"/>:param selector: the pointer to the button :type str"""</text:p>
      <text:p text:style-name="Standard"><text:s text:c="8"/>self.browser.get_element_by_css_selector(selector).click()</text:p>
      <text:p text:style-name="Standard"/>
      <text:p text:style-name="Standard"><text:s text:c="4"/>def passLNFMeasure(self, expected_result=0):</text:p>
      <text:p text:style-name="Standard"><text:s text:c="8"/>"""pass the measures to the specified result</text:p>
      <text:p text:style-name="Standard"><text:s text:c="8"/>@:param expected result :type int"""</text:p>
      <text:p text:style-name="Standard"><text:s text:c="8"/>self.wait_for_measure_will_be_opened()</text:p>
      <text:p text:style-name="Standard"/>
      <text:p text:style-name="Standard"><text:s text:c="8"/>self.browser.wait_for_element_to_be_visible(self.clickOn(go_to_instruction_button))</text:p>
      <text:p text:style-name="Standard"><text:s text:c="8"/>self.browser.wait_for_element_to_be_visible(self.clickOn(next_button))</text:p>
      <text:p text:style-name="Standard"><text:s text:c="8"/>self.browser.wait_for_element_to_be_visible(self.clickOn(go_to_measure_button))</text:p>
      <text:p text:style-name="Standard"><text:s text:c="8"/>self.browser.wait_for_element_to_be_visible(self.clickOn(start_assessment_button))</text:p>
      <text:p text:style-name="Standard"/>
      <text:p text:style-name="Standard"><text:s text:c="8"/>self.end_timer()</text:p>
      <text:p text:style-name="Standard"/>
      <text:p text:style-name="Standard"><text:s text:c="8"/>if expected_result == 0:</text:p>
      <text:p text:style-name="Standard"><text:s text:c="12"/>self.browser.get_elements_by_css_selector('.item-button')[expected_result].click()</text:p>
      <text:p text:style-name="Standard"><text:s text:c="12"/>self.browser.execute_script(PRESS_AND_WAIT_SCRIPT,</text:p>
      <text:p text:style-name="Standard"><text:s text:c="40"/>self.browser.get_elements_by_css_selector('.item-button')[expected_result])</text:p>
      <text:p text:style-name="Standard"><text:s text:c="8"/>else:</text:p>
      <text:p text:style-name="Standard"><text:s text:c="12"/>self.browser.execute_script(PRESS_AND_WAIT_SCRIPT,</text:p>
      <text:p text:style-name="Standard"><text:s text:c="40"/>self.browser.get_elements_by_css_selector('.item-button')[expected_result - 1])</text:p>
      <text:p text:style-name="Standard"/>
      <text:p text:style-name="Standard"><text:s text:c="8"/>self.browser.wait_for_element_to_be_visible(self.clickOn(done_button))</text:p>
      <text:p text:style-name="Standard"><text:soft-page-break/><text:s text:c="8"/>self.browser.wait_for(2) <text:s/># wait for result will load</text:p>
      <text:p text:style-name="Standard"/>
      <text:p text:style-name="Standard"><text:s text:c="4"/>def passPSFMeasure(self, expected_result=0, practice='correct'):</text:p>
      <text:p text:style-name="Standard"><text:s text:c="8"/>self.wait_for_measure_will_be_opened()</text:p>
      <text:p text:style-name="Standard"/>
      <text:p text:style-name="Standard"><text:s text:c="8"/>self.browser.wait_for_element_to_be_visible(self.clickOn(go_to_instruction_button))</text:p>
      <text:p text:style-name="Standard"><text:s text:c="8"/>self.browser.wait_for_element_to_be_visible(self.clickOn(next_button))</text:p>
      <text:p text:style-name="Standard"/>
      <text:p text:style-name="Standard"><text:s text:c="8"/>if practice == 'correct':</text:p>
      <text:p text:style-name="Standard"><text:s text:c="12"/>self.browser.wait_for_element_to_be_visible(self.clickOn(practice_correct_button))</text:p>
      <text:p text:style-name="Standard"><text:s text:c="8"/>else:</text:p>
      <text:p text:style-name="Standard"><text:s text:c="12"/>self.browser.wait_for_element_to_be_visible(self.clickOn(practice_incorrect_button))</text:p>
      <text:p text:style-name="Standard"/>
      <text:p text:style-name="Standard"><text:s text:c="8"/>self.browser.wait_for_element_to_be_visible(self.clickOn(go_to_measure_button))</text:p>
      <text:p text:style-name="Standard"><text:s text:c="8"/>self.browser.wait_for_element_to_be_visible(self.clickOn(start_assessment_button))</text:p>
      <text:p text:style-name="Standard"/>
      <text:p text:style-name="Standard"><text:s text:c="8"/>done = True</text:p>
      <text:p text:style-name="Standard"><text:s text:c="8"/>point = 0</text:p>
      <text:p text:style-name="Standard"><text:s text:c="8"/>while done and expected_result != 0:</text:p>
      <text:p text:style-name="Standard"><text:s text:c="12"/>count_of_sounds = self.browser.get_elements_by_css_selector('.swipeable-phoneme')</text:p>
      <text:p text:style-name="Standard"><text:s text:c="12"/>for i in count_of_sounds:</text:p>
      <text:p text:style-name="Standard"><text:s text:c="16"/>i.click()</text:p>
      <text:p text:style-name="Standard"><text:s text:c="16"/>point += 1</text:p>
      <text:p text:style-name="Standard"><text:s text:c="16"/>if point == expected_result:</text:p>
      <text:p text:style-name="Standard"><text:s text:c="20"/>done = False</text:p>
      <text:p text:style-name="Standard"><text:s text:c="20"/>break</text:p>
      <text:p text:style-name="Standard"><text:s text:c="12"/>self.browser.wait_for_element_to_be_visible(self.clickOn(assessment_next_button))</text:p>
      <text:p text:style-name="Standard"/>
      <text:p text:style-name="Standard"><text:s text:c="8"/>self.end_timer()</text:p>
      <text:p text:style-name="Standard"/>
      <text:p text:style-name="Standard"><text:s text:c="8"/>self.browser.wait_for_element_to_be_visible(self.clickOn(done_button))</text:p>
      <text:p text:style-name="Standard"><text:s text:c="8"/>self.browser.wait_for(2) <text:s/># wait for result will load</text:p>
      <text:p text:style-name="Standard"/>
      <text:p text:style-name="Standard"><text:s text:c="4"/>def passNWFMeasure(self, score=[0, 0], practice='correct'):</text:p>
      <text:p text:style-name="Standard"><text:s text:c="8"/>whole_word_count = score[1]</text:p>
      <text:p text:style-name="Standard"><text:s text:c="8"/>expected_result = score[0]</text:p>
      <text:p text:style-name="Standard"/>
      <text:p text:style-name="Standard"><text:s text:c="8"/>self.wait_for_measure_will_be_opened()</text:p>
      <text:p text:style-name="Standard"/>
      <text:p text:style-name="Standard"><text:s text:c="8"/>self.browser.wait_for_element_to_be_visible(self.clickOn(go_to_instruction_button))</text:p>
      <text:p text:style-name="Standard"><text:s text:c="8"/>self.browser.wait_for_element_to_be_visible(self.clickOn(next_button))</text:p>
      <text:p text:style-name="Standard"><text:s text:c="8"/>self.browser.wait_for_element_to_be_visible(self.clickOn(next_button))</text:p>
      <text:p text:style-name="Standard"/>
      <text:p text:style-name="Standard"><text:s text:c="8"/>if practice == 'correct':</text:p>
      <text:p text:style-name="Standard"><text:s text:c="12"/>self.browser.wait_for_element_to_be_visible(self.clickOn(practice_correct_button))</text:p>
      <text:p text:style-name="Standard"><text:s text:c="8"/>else:</text:p>
      <text:p text:style-name="Standard"><text:s text:c="12"/>self.browser.wait_for_element_to_be_visible(self.clickOn(practice_incorrect_button))</text:p>
      <text:p text:style-name="Standard"/>
      <text:p text:style-name="Standard"><text:s text:c="8"/>self.browser.wait_for_element_to_be_visible(self.clickOn(next_button))</text:p>
      <text:p text:style-name="Standard"><text:s text:c="8"/>self.browser.wait_for_element_to_be_visible(self.clickOn(go_to_measure_button))</text:p>
      <text:p text:style-name="Standard"><text:s text:c="8"/>self.browser.wait_for_element_to_be_visible(self.clickOn(start_assessment_button))</text:p>
      <text:p text:style-name="Standard"/>
      <text:p text:style-name="Standard"><text:soft-page-break/><text:s text:c="8"/>done = True</text:p>
      <text:p text:style-name="Standard"><text:s text:c="8"/>point = 0</text:p>
      <text:p text:style-name="Standard"><text:s text:c="8"/>whole_words = 0</text:p>
      <text:p text:style-name="Standard"><text:s text:c="8"/>popup = True</text:p>
      <text:p text:style-name="Standard"><text:s text:c="8"/># 'TODO' if whole words &gt; expected result (add check)</text:p>
      <text:p text:style-name="Standard"><text:s text:c="8"/>if whole_word_count != 0:</text:p>
      <text:p text:style-name="Standard"><text:s text:c="12"/>while point &lt; expected_result and whole_words != whole_word_count:</text:p>
      <text:p text:style-name="Standard"><text:s text:c="16"/>if len(self.browser.get_elements_by_css_selector('.swipeable-phoneme')) &lt;= expected_result-point and expected_result != 1:</text:p>
      <text:p text:style-name="Standard"><text:s text:c="20"/>point += len(self.browser.get_elements_by_css_selector('.swipeable-phoneme'))</text:p>
      <text:p text:style-name="Standard"><text:s text:c="20"/>self.browser.wait_for_element_to_be_visible(self.clickOn(whole_word_button))</text:p>
      <text:p text:style-name="Standard"><text:s text:c="20"/>whole_words += 1</text:p>
      <text:p text:style-name="Standard"><text:s text:c="20"/>popup = False</text:p>
      <text:p text:style-name="Standard"><text:s text:c="20"/>if whole_words == whole_word_count and point == expected_result:</text:p>
      <text:p text:style-name="Standard"><text:s text:c="24"/>done = False</text:p>
      <text:p text:style-name="Standard"><text:s text:c="24"/>break</text:p>
      <text:p text:style-name="Standard"><text:s text:c="20"/>else:</text:p>
      <text:p text:style-name="Standard"><text:s text:c="24"/>continue</text:p>
      <text:p text:style-name="Standard"><text:s text:c="16"/>elif popup and self.browser.get_element_by_css_selector(popup_form):</text:p>
      <text:p text:style-name="Standard"><text:s text:c="20"/>self.browser.get_element_by_css_selector('.popup-buttons button:nth-child(2)').click()</text:p>
      <text:p text:style-name="Standard"><text:s text:c="20"/>popup = False</text:p>
      <text:p text:style-name="Standard"><text:s text:c="16"/>else:</text:p>
      <text:p text:style-name="Standard"><text:s text:c="20"/>self.browser.wait_for_element_to_be_visible(self.clickOn(assessment_next_button))</text:p>
      <text:p text:style-name="Standard"/>
      <text:p text:style-name="Standard"><text:s text:c="8"/>while done and expected_result != 0:</text:p>
      <text:p text:style-name="Standard"><text:s text:c="12"/>count_of_sounds = self.browser.get_elements_by_css_selector('.swipeable-phoneme')</text:p>
      <text:p text:style-name="Standard"><text:s text:c="12"/>for i in count_of_sounds:</text:p>
      <text:p text:style-name="Standard"><text:s text:c="16"/>i.click()</text:p>
      <text:p text:style-name="Standard"><text:s text:c="16"/>point += 1</text:p>
      <text:p text:style-name="Standard"><text:s text:c="16"/>if point == expected_result:</text:p>
      <text:p text:style-name="Standard"><text:s text:c="20"/>done = False</text:p>
      <text:p text:style-name="Standard"><text:s text:c="20"/>break</text:p>
      <text:p text:style-name="Standard"><text:s text:c="12"/>self.browser.wait_for_element_to_be_visible(self.clickOn(assessment_next_button))</text:p>
      <text:p text:style-name="Standard"/>
      <text:p text:style-name="Standard"><text:s text:c="8"/>self.end_timer()</text:p>
      <text:p text:style-name="Standard"/>
      <text:p text:style-name="Standard"><text:s text:c="8"/>self.browser.wait_for_element_to_be_visible(self.clickOn(done_button))</text:p>
      <text:p text:style-name="Standard"><text:s text:c="8"/>self.browser.wait_for(2) <text:s/># wait for result will load</text:p>
      <text:p text:style-name="Standard"/>
      <text:p text:style-name="Standard"><text:s text:c="4"/>def passWRFMeasure(self, expected_result=0):</text:p>
      <text:p text:style-name="Standard"><text:s text:c="8"/>self.wait_for_measure_will_be_opened()</text:p>
      <text:p text:style-name="Standard"/>
      <text:p text:style-name="Standard"><text:s text:c="8"/>self.browser.wait_for_element_to_be_visible(self.clickOn(go_to_instruction_button))</text:p>
      <text:p text:style-name="Standard"><text:s text:c="8"/>self.browser.wait_for_element_to_be_visible(self.clickOn(next_button))</text:p>
      <text:p text:style-name="Standard"><text:s text:c="8"/>self.browser.wait_for_element_to_be_visible(self.clickOn(go_to_measure_button))</text:p>
      <text:p text:style-name="Standard"/>
      <text:p text:style-name="Standard"><text:s text:c="8"/>if expected_result == 0:</text:p>
      <text:p text:style-name="Standard"><text:s text:c="12"/>self.browser.wait_for_element_to_be_visible(self.clickOn(incorrect_word_button))</text:p>
      <text:p text:style-name="Standard"><text:s text:c="12"/>self.end_timer()</text:p>
      <text:p text:style-name="Standard"><text:s text:c="12"/>self.browser.execute_script(PRESS_AND_WAIT_SCRIPT,</text:p>
      <text:p text:style-name="Standard"><text:s text:c="40"/>self.browser.get_elements_by_css_selector('.item-button')[expected_result])</text:p>
      <text:p text:style-name="Standard"><text:soft-page-break/><text:s text:c="8"/>else:</text:p>
      <text:p text:style-name="Standard"><text:s text:c="12"/>self.browser.wait_for_element_to_be_visible(self.clickOn(correct_word_button))</text:p>
      <text:p text:style-name="Standard"><text:s text:c="12"/>self.end_timer()</text:p>
      <text:p text:style-name="Standard"><text:s text:c="12"/>self.browser.execute_script(PRESS_AND_WAIT_SCRIPT,</text:p>
      <text:p text:style-name="Standard"><text:s text:c="40"/>self.browser.get_elements_by_css_selector('.item-button')[expected_result-1])</text:p>
      <text:p text:style-name="Standard"/>
      <text:p text:style-name="Standard"><text:s text:c="8"/>self.browser.wait_for_element_to_be_visible(self.clickOn(done_button))</text:p>
      <text:p text:style-name="Standard"><text:s text:c="8"/>self.browser.wait_for(2) <text:s/># wait for result will load</text:p>
      <text:p text:style-name="Standard"/>
      <text:p text:style-name="Standard"><text:s text:c="4"/>def passORFMeasure(self, score=[0, 100]):</text:p>
      <text:p text:style-name="Standard"><text:s text:c="8"/>expected_result = score[0]</text:p>
      <text:p text:style-name="Standard"><text:s text:c="8"/>akk = score[1]</text:p>
      <text:p text:style-name="Standard"/>
      <text:p text:style-name="Standard"><text:s text:c="8"/>self.wait_for_measure_will_be_opened()</text:p>
      <text:p text:style-name="Standard"/>
      <text:p text:style-name="Standard"><text:s text:c="8"/>self.browser.wait_for_element_to_be_visible(self.clickOn(go_to_instruction_button))</text:p>
      <text:p text:style-name="Standard"><text:s text:c="8"/>self.browser.wait_for_element_to_be_visible(self.clickOn(next_button))</text:p>
      <text:p text:style-name="Standard"><text:s text:c="8"/>self.browser.wait_for_element_to_be_visible(self.clickOn(go_to_measure_button))</text:p>
      <text:p text:style-name="Standard"/>
      <text:p text:style-name="Standard"><text:s text:c="8"/>if expected_result == 0 and akk == 0:</text:p>
      <text:p text:style-name="Standard"><text:s text:c="12"/>self.browser.wait_for_element_to_be_visible(self.clickOn(incorrect_word_button))</text:p>
      <text:p text:style-name="Standard"><text:s text:c="12"/>self.end_timer()</text:p>
      <text:p text:style-name="Standard"><text:s text:c="12"/>self.browser.execute_script(PRESS_AND_WAIT_SCRIPT,</text:p>
      <text:p text:style-name="Standard"><text:s text:c="40"/>self.browser.get_elements_by_css_selector('.item-button')[expected_result])</text:p>
      <text:p text:style-name="Standard"><text:s text:c="8"/>else:</text:p>
      <text:p text:style-name="Standard"/>
      <text:p text:style-name="Standard"><text:s text:c="12"/>self.browser.wait_for_element_to_be_visible(self.clickOn(correct_word_button))</text:p>
      <text:p text:style-name="Standard"/>
      <text:p text:style-name="Standard"><text:s text:c="12"/>incorrect_word = int(round(((100 * expected_result) / akk) - expected_result))</text:p>
      <text:p text:style-name="Standard"><text:s text:c="12"/>incorrect_word_done = 0</text:p>
      <text:p text:style-name="Standard"><text:s text:c="12"/>popup = True</text:p>
      <text:p text:style-name="Standard"><text:s text:c="12"/>for word in self.browser.get_elements_by_css_selector('.item-button'):</text:p>
      <text:p text:style-name="Standard"><text:s text:c="16"/>if incorrect_word != incorrect_word_done:</text:p>
      <text:p text:style-name="Standard"><text:s text:c="20"/>word.click()</text:p>
      <text:p text:style-name="Standard"><text:s text:c="20"/>incorrect_word_done += 1</text:p>
      <text:p text:style-name="Standard"><text:s text:c="20"/>if incorrect_word_done &gt; 7 and popup and self.browser.get_element_by_css_selector(popup_form):</text:p>
      <text:p text:style-name="Standard"><text:s text:c="24"/>self.browser.get_element_by_css_selector('.popup-buttons button:nth-child(2)').click()</text:p>
      <text:p text:style-name="Standard"><text:s text:c="24"/>popup = False</text:p>
      <text:p text:style-name="Standard"><text:s text:c="16"/>else:</text:p>
      <text:p text:style-name="Standard"><text:s text:c="20"/>break</text:p>
      <text:p text:style-name="Standard"/>
      <text:p text:style-name="Standard"><text:s text:c="12"/>self.end_timer()</text:p>
      <text:p text:style-name="Standard"><text:s text:c="12"/>self.browser.execute_script(PRESS_AND_WAIT_SCRIPT,</text:p>
      <text:p text:style-name="Standard"><text:s text:c="40"/>self.browser.get_elements_by_css_selector('.item-button')[expected_result+incorrect_word-1])</text:p>
      <text:p text:style-name="Standard"/>
      <text:p text:style-name="Standard"><text:s text:c="8"/>self.browser.wait_for_element_to_be_visible(self.clickOn(done_button))</text:p>
      <text:p text:style-name="Standard"><text:s text:c="8"/>self.browser.wait_for(2) <text:s/># wait for result will load</text:p>
      <text:p text:style-name="Standard"><text:soft-page-break/></text:p>
      <text:p text:style-name="Standard"><text:s text:c="4"/>def invalidate_measure(self, studentName, measureName, period):</text:p>
      <text:p text:style-name="Standard"/>
      <text:p text:style-name="Standard"><text:s text:c="8"/>"""Get measure info by specific name in period for student"""</text:p>
      <text:p text:style-name="Standard"><text:s text:c="8"/>student = self.dashboard.student_lst.get_row_by_stud_name(studentName)</text:p>
      <text:p text:style-name="Standard"><text:s text:c="8"/>if not student.is_expanded():</text:p>
      <text:p text:style-name="Standard"><text:s text:c="12"/>student.expand_row()</text:p>
      <text:p text:style-name="Standard"><text:s text:c="8"/>measure = student.get_measure_by_title(title=measureName)</text:p>
      <text:p text:style-name="Standard"><text:s text:c="8"/>if measure.is_assessed(period):</text:p>
      <text:p text:style-name="Standard"/>
      <text:p text:style-name="Standard"><text:s text:c="12"/>measure.select_measure(period)</text:p>
      <text:p text:style-name="Standard"/>
      <text:p text:style-name="Standard"><text:s text:c="12"/>invalidate_button = '.action-button.header-button.secondary'</text:p>
      <text:p text:style-name="Standard"/>
      <text:p text:style-name="Standard"><text:s text:c="12"/>self.clickOn(invalidate_button)</text:p>
      <text:p text:style-name="Standard"/>
      <text:p text:style-name="Standard"><text:s text:c="12"/>if self.browser.get_element_by_css_selector(popup_form):</text:p>
      <text:p text:style-name="Standard"><text:s text:c="16"/>self.browser.get_element_by_css_selector('.popup-buttons button:nth-child(1)').cli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27:41.716682448</meta:creation-date>
    <dc:date>2019-07-16T19:06:30.996778017</dc:date>
    <meta:editing-duration>PT2M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8" meta:paragraph-count="297" meta:word-count="1022" meta:character-count="17271" meta:non-whitespace-character-count="13796"/>
  </office:meta>
</office:document-meta>
</file>